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T1" style:family="text">
      <style:text-properties fo:color="#ff33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.1</text:p>
      <text:p text:style-name="P1"/>
      <text:p text:style-name="P2">Solange <text:span text:style-name="T1">x</text:span> ungleich 1.0 ist, addiert das Programm <text:span text:style-name="T1">x</text:span> mit der Variablen <text:span text:style-name="T1">incr</text:span> bzw. addiert 1 zur Variablen <text:span text:style-name="T1">i</text:span>. Am Ende gibt es <text:span text:style-name="T1">i</text:span> aus, welches für die Anzahl der Durchläufe der Schleife steht.</text:p>
      <text:p text:style-name="P2">Am Ende wir 8 ausgegeben.</text:p>
      <text:p text:style-name="P2"/>
      <text:p text:style-name="P1">3.2</text:p>
      <text:p text:style-name="P2">Das Programm gerät in eine Endlosschleife, da die 0.1 nur angenährt werden kann. Deshalb wird genau genommen der Wert 0.10000000149 verwendet. Deshalb kommt man nie auf die 1.</text:p>
      <text:p text:style-name="P2"/>
      <text:p text:style-name="P1">3.3</text:p>
      <text:p text:style-name="P2">Verwendet man <text:span text:style-name="T1">float</text:span> als Variabletype, so ist der Wert der Variable ungleich 0,1 und der Satz wird deshalb ausgegeben. Wenn man allerdings <text:span text:style-name="T1">double</text:span> verwendet, entspricht der Wert 0,1 und der Satz wird nicht ausgegeben. Da es sich beim double um ein <text:span text:style-name="T1">double precision floating-point number</text:span> handelt, wird die 0,1 doppelt so genau angenährt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5M28S</meta:editing-duration>
    <meta:editing-cycles>13</meta:editing-cycles>
    <meta:generator>OpenOffice/4.1.3$Win32 OpenOffice.org_project/413m1$Build-9783</meta:generator>
    <dc:date>2020-11-29T15:36:14.15</dc:date>
    <meta:document-statistic meta:table-count="0" meta:image-count="0" meta:object-count="0" meta:page-count="1" meta:paragraph-count="7" meta:word-count="123" meta:character-count="729"/>
    <meta:user-defined meta:name="Info 1"/>
    <meta:user-defined meta:name="Info 2"/>
    <meta:user-defined meta:name="Info 3"/>
    <meta:user-defined meta:name="Info 4"/>
  </office:meta>
</office:document-meta>
</file>